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6pt" style:font-size-asian="5.25pt" style:font-size-complex="6pt"/>
    </style:style>
    <style:style style:name="P2" style:family="paragraph" style:parent-style-name="Text_20_body" style:list-style-name="L1">
      <style:text-properties fo:font-size="6pt" style:font-size-asian="5.25pt" style:font-size-complex="6pt"/>
    </style:style>
    <style:style style:name="P3" style:family="paragraph" style:parent-style-name="Text_20_body" style:list-style-name="L2">
      <style:paragraph-properties fo:margin-top="0in" fo:margin-bottom="0in" style:contextual-spacing="false"/>
      <style:text-properties fo:font-size="6pt" style:font-size-asian="5.25pt" style:font-size-complex="6pt"/>
    </style:style>
    <style:style style:name="P4" style:family="paragraph" style:parent-style-name="Text_20_body" style:list-style-name="L2">
      <style:text-properties fo:font-size="6pt" style:font-size-asian="5.25pt" style:font-size-complex="6pt"/>
    </style:style>
    <style:style style:name="P5" style:family="paragraph" style:parent-style-name="Text_20_body" style:list-style-name="L3">
      <style:paragraph-properties fo:margin-top="0in" fo:margin-bottom="0in" style:contextual-spacing="false"/>
      <style:text-properties fo:font-size="6pt" style:font-size-asian="5.25pt" style:font-size-complex="6pt"/>
    </style:style>
    <style:style style:name="P6" style:family="paragraph" style:parent-style-name="Text_20_body" style:list-style-name="L3">
      <style:text-properties fo:font-size="6pt" style:font-size-asian="5.25pt" style:font-size-complex="6pt"/>
    </style:style>
    <style:style style:name="P7" style:family="paragraph" style:parent-style-name="Text_20_body" style:list-style-name="L4">
      <style:paragraph-properties fo:margin-top="0in" fo:margin-bottom="0in" style:contextual-spacing="false"/>
      <style:text-properties fo:font-size="6pt" style:font-size-asian="5.25pt" style:font-size-complex="6pt"/>
    </style:style>
    <style:style style:name="P8" style:family="paragraph" style:parent-style-name="Text_20_body" style:list-style-name="L4">
      <style:text-properties fo:font-size="6pt" style:font-size-asian="5.25pt" style:font-size-complex="6pt"/>
    </style:style>
    <style:style style:name="P9" style:family="paragraph" style:parent-style-name="Text_20_body" style:list-style-name="L5">
      <style:paragraph-properties fo:margin-top="0in" fo:margin-bottom="0in" style:contextual-spacing="false"/>
      <style:text-properties fo:font-size="6pt" style:font-size-asian="5.25pt" style:font-size-complex="6pt"/>
    </style:style>
    <style:style style:name="P10" style:family="paragraph" style:parent-style-name="Text_20_body" style:list-style-name="L5">
      <style:text-properties fo:font-size="6pt" style:font-size-asian="5.25pt" style:font-size-complex="6pt"/>
    </style:style>
    <style:style style:name="P11" style:family="paragraph" style:parent-style-name="Text_20_body" style:list-style-name="L6">
      <style:paragraph-properties fo:margin-top="0in" fo:margin-bottom="0in" style:contextual-spacing="false"/>
      <style:text-properties fo:font-size="6pt" style:font-size-asian="5.25pt" style:font-size-complex="6pt"/>
    </style:style>
    <style:style style:name="P12" style:family="paragraph" style:parent-style-name="Text_20_body" style:list-style-name="L6">
      <style:text-properties fo:font-size="6pt" style:font-size-asian="5.25pt" style:font-size-complex="6pt"/>
    </style:style>
    <style:style style:name="P13" style:family="paragraph" style:parent-style-name="Text_20_body" style:list-style-name="L7">
      <style:paragraph-properties fo:margin-top="0in" fo:margin-bottom="0in" style:contextual-spacing="false"/>
      <style:text-properties fo:font-size="6pt" style:font-size-asian="5.25pt" style:font-size-complex="6pt"/>
    </style:style>
    <style:style style:name="P14" style:family="paragraph" style:parent-style-name="Text_20_body" style:list-style-name="L7">
      <style:text-properties fo:font-size="6pt" style:font-size-asian="5.25pt" style:font-size-complex="6pt"/>
    </style:style>
    <style:style style:name="P15" style:family="paragraph" style:parent-style-name="Horizontal_20_Line">
      <style:text-properties style:font-size-asian="5.25pt"/>
    </style:style>
    <style:style style:name="P16" style:family="paragraph" style:parent-style-name="Text_20_body" style:list-style-name="L8">
      <style:paragraph-properties fo:margin-top="0in" fo:margin-bottom="0in" style:contextual-spacing="false"/>
      <style:text-properties fo:font-size="6pt" style:font-size-asian="5.25pt" style:font-size-complex="6pt"/>
    </style:style>
    <style:style style:name="P17" style:family="paragraph" style:parent-style-name="Text_20_body" style:list-style-name="L8">
      <style:text-properties fo:font-size="6pt" style:font-size-asian="5.25pt" style:font-size-complex="6pt"/>
    </style:style>
    <style:style style:name="P18" style:family="paragraph" style:parent-style-name="Text_20_body" style:list-style-name="L9">
      <style:paragraph-properties fo:margin-top="0in" fo:margin-bottom="0in" style:contextual-spacing="false"/>
      <style:text-properties fo:font-size="6pt" style:font-size-asian="5.25pt" style:font-size-complex="6pt"/>
    </style:style>
    <style:style style:name="P19" style:family="paragraph" style:parent-style-name="Text_20_body" style:list-style-name="L9">
      <style:text-properties fo:font-size="6pt" style:font-size-asian="5.25pt" style:font-size-complex="6pt"/>
    </style:style>
    <style:style style:name="P20" style:family="paragraph" style:parent-style-name="Text_20_body" style:list-style-name="L10">
      <style:paragraph-properties fo:margin-top="0in" fo:margin-bottom="0in" style:contextual-spacing="false"/>
      <style:text-properties fo:font-size="6pt" style:font-size-asian="5.25pt" style:font-size-complex="6pt"/>
    </style:style>
    <style:style style:name="P21" style:family="paragraph" style:parent-style-name="Text_20_body" style:list-style-name="L10">
      <style:text-properties fo:font-size="6pt" style:font-size-asian="5.25pt" style:font-size-complex="6pt"/>
    </style:style>
    <style:style style:name="P22" style:family="paragraph" style:parent-style-name="Standard">
      <style:text-properties fo:font-size="6pt" style:font-size-asian="5.25pt" style:font-size-complex="6pt"/>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ject: HOS Platform - Classified Materials (NDA Executed)</text:p>
      <text:p text:style-name="P1">Dear [VC Name],</text:p>
      <text:p text:style-name="P1">Thank you for signing the Non-Disclosure Agreement. I appreciate your understanding of the sensitive nature of this information.</text:p>
      <text:p text:style-name="P1">As discussed, our continued research has revealed strategic dimensions that elevate this from a business opportunity to an Israeli national imperative.</text:p>
      <text:p text:style-name="P1"><text:span text:style-name="Strong_20_Emphasis">Attached are two classified documents:</text:span></text:p>
      <text:list text:style-name="L1">
        <text:list-item>
          <text:p text:style-name="P2"><text:span text:style-name="Strong_20_Emphasis">Executive Summary (CONFIDENTIAL)</text:span> - Strategic overview with military applications and national security implications</text:p>
        </text:list-item>
        <text:list-item>
          <text:p text:style-name="P2"><text:span text:style-name="Strong_20_Emphasis">The RoboChef Story (CONFIDENTIAL)</text:span> - Comprehensive explanation of platform strategy, threats Israel faces, and technological advantages</text:p>
        </text:list-item>
      </text:list>
      <text:p text:style-name="P1"><text:span text:style-name="Strong_20_Emphasis">What You'll Find Inside:</text:span></text:p>
      <text:p text:style-name="P1"><text:span text:style-name="Strong_20_Emphasis">Strategic Threats:</text:span></text:p>
      <text:list text:style-name="L2">
        <text:list-item>
          <text:p text:style-name="P3">Existential threats Israel faces (including Turkey and prophetic dimensions) </text:p>
        </text:list-item>
        <text:list-item>
          <text:p text:style-name="P3">Why conventional military options result in unacceptable casualties </text:p>
        </text:list-item>
        <text:list-item>
          <text:p text:style-name="P3">Why nuclear option is politically/morally impossible </text:p>
        </text:list-item>
        <text:list-item>
          <text:p text:style-name="P4">How HMOS provides third alternative </text:p>
        </text:list-item>
      </text:list>
      <text:p text:style-name="P1"><text:span text:style-name="Strong_20_Emphasis">Military Applications (HMOS):</text:span></text:p>
      <text:list text:style-name="L3">
        <text:list-item>
          <text:p text:style-name="P5">Combat medic capabilities (save soldiers' lives in battlefield) </text:p>
        </text:list-item>
        <text:list-item>
          <text:p text:style-name="P5">Tank crew operations (old warehoused tanks become valuable assets) </text:p>
        </text:list-item>
        <text:list-item>
          <text:p text:style-name="P5">HR infantry battalions (tunnel warfare, urban combat - zero Israeli casualties) </text:p>
        </text:list-item>
        <text:list-item>
          <text:p text:style-name="P6">Border security and guard operations </text:p>
        </text:list-item>
      </text:list>
      <text:p text:style-name="P1"><text:span text:style-name="Strong_20_Emphasis">Technological Advantage:</text:span></text:p>
      <text:list text:style-name="L4">
        <text:list-item>
          <text:p text:style-name="P7">Quantum entanglement communication system (unhackable, unjammable) </text:p>
        </text:list-item>
        <text:list-item>
          <text:p text:style-name="P7">Israel's quantum research leadership creates unbeatable military advantage </text:p>
        </text:list-item>
        <text:list-item>
          <text:p text:style-name="P7">Pedagogy system (HR learns from human demonstration, teaches other HR units) </text:p>
        </text:list-item>
        <text:list-item>
          <text:p text:style-name="P8">Self-replicating knowledge and manufacturing capability </text:p>
        </text:list-item>
      </text:list>
      <text:p text:style-name="P1"><text:span text:style-name="Strong_20_Emphasis">Strategic Acquisition:</text:span></text:p>
      <text:list text:style-name="L5">
        <text:list-item>
          <text:p text:style-name="P9">Boston Dynamics acquisition at any price (government-backed) </text:p>
        </text:list-item>
        <text:list-item>
          <text:p text:style-name="P9">Israeli manufacturing strategy (Merkava tank model for humanoids) </text:p>
        </text:list-item>
        <text:list-item>
          <text:p text:style-name="P9">Complete vertical integration (hardware + software control) </text:p>
        </text:list-item>
        <text:list-item>
          <text:p text:style-name="P10">Export dominance (military-grade Israeli humanoids to US/NATO) </text:p>
        </text:list-item>
      </text:list>
      <text:p text:style-name="P1"><text:span text:style-name="Strong_20_Emphasis">Civilian Markets (HCOS):</text:span></text:p>
      <text:list text:style-name="L6">
        <text:list-item>
          <text:p text:style-name="P11">HR Drivers (massive immediate market - sits in any existing car) </text:p>
        </text:list-item>
        <text:list-item>
          <text:p text:style-name="P11">India/Asia expansion (1.4B people, $500B+ addressable market) </text:p>
        </text:list-item>
        <text:list-item>
          <text:p text:style-name="P12">Premium "military-grade" civilian applications </text:p>
        </text:list-item>
      </text:list>
      <text:p text:style-name="P1"><text:span text:style-name="Strong_20_Emphasis">Three-Path Strategy (Can't Lose):</text:span></text:p>
      <text:list text:style-name="L7">
        <text:list-item>
          <text:p text:style-name="P13">Win civilian race → Own platform </text:p>
        </text:list-item>
        <text:list-item>
          <text:p text:style-name="P13">Military dominance → US Army partnership → Premium exports </text:p>
        </text:list-item>
        <text:list-item>
          <text:p text:style-name="P14">Military → Civilian transition → Beat consumer competitors with battle-proven tech </text:p>
        </text:list-item>
      </text:list>
      <text:p text:style-name="P1"><text:span text:style-name="Strong_20_Emphasis">Timeline:</text:span> 12 months maximum before Elon Musk locks in competing platform through network effects. This is emergency timeline, not aspirational.</text:p>
      <text:p text:style-name="P15"/>
      <text:p text:style-name="P1"><text:span text:style-name="Strong_20_Emphasis">CRITICAL REMINDERS:</text:span></text:p>
      <text:p text:style-name="P1">⚠️ This information is classified at Defense Ministry level<text:line-break/>⚠️ Do NOT forward, copy, or discuss without authorization<text:line-break/>⚠️ Limited internal distribution only (need-to-know basis)<text:line-break/>⚠️ Some content relates to biblical prophecy and Israeli national survival<text:line-break/>⚠️ Unauthorized disclosure could harm Israeli national security</text:p>
      <text:p text:style-name="P15"/>
      <text:p text:style-name="P1"><text:span text:style-name="Strong_20_Emphasis">Next Steps:</text:span></text:p>
      <text:p text:style-name="P1">After reviewing the materials, if your firm wishes to proceed:</text:p>
      <text:list text:style-name="L8">
        <text:list-item>
          <text:p text:style-name="P16"><text:span text:style-name="Strong_20_Emphasis">Initial Discussion:</text:span> Secure call or in-person meeting to discuss strategic implications </text:p>
        </text:list-item>
        <text:list-item>
          <text:p text:style-name="P16"><text:span text:style-name="Strong_20_Emphasis">Due Diligence:</text:span> Technical review, government connections, strategic partnerships </text:p>
        </text:list-item>
        <text:list-item>
          <text:p text:style-name="P16"><text:span text:style-name="Strong_20_Emphasis">Investment Decision:</text:span> This is not standard startup investment - this is Israeli national priority with business opportunity </text:p>
        </text:list-item>
        <text:list-item>
          <text:p text:style-name="P17"><text:span text:style-name="Strong_20_Emphasis">Government Coordination:</text:span> May require coordination with Israeli Defense Ministry, Innovation Authority </text:p>
        </text:list-item>
      </text:list>
      <text:p text:style-name="P1"><text:span text:style-name="Strong_20_Emphasis">Key Question for Your Firm:</text:span></text:p>
      <text:p text:style-name="P1">Are you prepared to invest in what may become Israel's most critical defense technology of the next 30 years, while also building a trillion-dollar commercial platform?</text:p>
      <text:p text:style-name="P1">This requires:</text:p>
      <text:list text:style-name="L9">
        <text:list-item>
          <text:p text:style-name="P18">$8M seed investment (emergency funding, not slow diligence) </text:p>
        </text:list-item>
        <text:list-item>
          <text:p text:style-name="P18">Government connections (help acquire Boston Dynamics, pull IDF talent) </text:p>
        </text:list-item>
        <text:list-item>
          <text:p text:style-name="P18"><text:soft-page-break/>Strategic support (US Army introductions, NATO relationships) </text:p>
        </text:list-item>
        <text:list-item>
          <text:p text:style-name="P19">National commitment (this is bigger than typical VC investment) </text:p>
        </text:list-item>
      </text:list>
      <text:p text:style-name="P1"><text:span text:style-name="Strong_20_Emphasis">The VCs who understand this will be part of Israeli history.</text:span></text:p>
      <text:p text:style-name="P1"><text:span text:style-name="Strong_20_Emphasis">The VCs who hesitate will watch from the sidelines as others build Israel's defense future.</text:span></text:p>
      <text:p text:style-name="P15"/>
      <text:p text:style-name="P1">I'm available for secure discussion at your convenience.</text:p>
      <text:p text:style-name="P1">Time is critical. Every week that passes, Elon Musk's platform becomes more entrenched.</text:p>
      <text:p text:style-name="P1">Best regards,</text:p>
      <text:p text:style-name="P1">Meir Niv<text:line-break/>Founder &amp; Visionary, HOS Platform</text:p>
      <text:p text:style-name="P1">Email: [your email]<text:line-break/>Phone: [your phone]<text:line-break/>Live Trading System: meirniv.pythonanywhere.com/orders</text:p>
      <text:p text:style-name="P15"/>
      <text:p text:style-name="P1"><text:span text:style-name="Strong_20_Emphasis">ATTACHMENTS:</text:span></text:p>
      <text:list text:style-name="L10">
        <text:list-item>
          <text:p text:style-name="P20">RoboChef_Executive_Summary_Israeli_Version.pdf (CONFIDENTIAL) </text:p>
        </text:list-item>
        <text:list-item>
          <text:p text:style-name="P21">THE_ROBOCHEF_STORY_Israeli_Version.pdf (CONFIDENTIAL) </text:p>
        </text:list-item>
      </text:list>
      <text:p text:style-name="P1"><text:span text:style-name="Strong_20_Emphasis">Document Security:</text:span> Both documents are watermarked with your firm's name and date received for tracking purposes.</text:p>
      <text:p text:style-name="P15"/>
      <text:p text:style-name="P1">P.S. - For those who understand biblical prophecy, the timing of this technology emerging precisely as prophesied threats manifest is not coincidental. Israel has been given the tools to defend itself against what is coming. The question is: Will we use them in time?</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1T20:26:03.223482600</meta:creation-date>
    <dc:date>2025-11-21T20:26:59.342577900</dc:date>
    <meta:editing-duration>PT56S</meta:editing-duration>
    <meta:editing-cycles>1</meta:editing-cycles>
    <meta:document-statistic meta:table-count="0" meta:image-count="0" meta:object-count="0" meta:page-count="2" meta:paragraph-count="64" meta:word-count="628" meta:character-count="4568" meta:non-whitespace-character-count="4006"/>
    <meta:generator>LibreOffice/25.8.2.2$Windows_X86_64 LibreOffice_project/d401f2107ccab8f924a8e2df40f573aab7605b6f</meta:generator>
  </office:meta>
</office:document-meta>
</file>